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5_4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8, FF 5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Adeline Hyneman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3">1315 Green Street/</text:p>
      <text:p text:style-name="P2">Rev S Morais/</text:p>
      <text:p text:style-name="P2"><text:tab/>My Dear Friend/</text:p>
      <text:p text:style-name="P2"><text:tab/><text:tab/>It affords me much/ pleasure to hand you the enclosed $410./ as a slight token of esteem from the/ ladies of your congregation./</text:p>
      <text:p text:style-name="P2"><text:tab/>Trusting that your/ dear wife may be speedily restored/ to health and both of you be spread/ to enjoy every blessing in the bosom of/ your family, I am yours/ Very Truly/ Adeline Hyneman/ </text:p>
      <text:p text:style-name="P2">Thursday Evening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7T12:31:47.39</meta:creation-date>
    <dc:date>2012-01-17T12:45:25.84</dc:date>
    <dc:creator>Penn Libraries</dc:creator>
    <meta:editing-duration>PT00H13M38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6" meta:word-count="227" meta:character-count="1623"/>
  </office:meta>
</office:document-meta>
</file>